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es, you can safely assume tests inside a single file will run in the order of appearance. You could prove this by putting a console.log in each it block.</text:p>
      <text:p text:style-name="Standard"/>
      <text:p text:style-name="Standard">It's probably worth mentioning that it's generally bad practice to rely on the order of execution / external state...and you never know, Jest (or the current underlying test runner, Jasmine) may decide to run them in a random order in a newer 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7:43.115671889</meta:creation-date>
    <dc:date>2018-09-18T17:18:43.413635850</dc:date>
    <meta:editing-duration>PT1M1S</meta:editing-duration>
    <meta:editing-cycles>1</meta:editing-cycles>
    <meta:document-statistic meta:table-count="0" meta:image-count="0" meta:object-count="0" meta:page-count="1" meta:paragraph-count="2" meta:word-count="72" meta:character-count="405" meta:non-whitespace-character-count="335"/>
    <meta:generator>LibreOffice/6.0.3.2$Linux_X86_64 LibreOffice_project/00m0$Build-2</meta:generator>
  </office:meta>
</office:document-meta>
</file>